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4.309in" style:use-optimal-column-width="false"/>
    </style:style>
    <style:style style:name="TableColumn3" style:family="table-column">
      <style:table-column-properties style:column-width="2.3888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 fo:language="hr" fo:country="HR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TableColumn12" style:family="table-column">
      <style:table-column-properties style:column-width="0.0277in" style:use-optimal-column-width="false"/>
    </style:style>
    <style:style style:name="TableColumn13" style:family="table-column">
      <style:table-column-properties style:column-width="4.7222in" style:use-optimal-column-width="false"/>
    </style:style>
    <style:style style:name="TableColumn14" style:family="table-column">
      <style:table-column-properties style:column-width="1.9243in" style:use-optimal-column-width="false"/>
    </style:style>
    <style:style style:name="TableColumn15" style:family="table-column">
      <style:table-column-properties style:column-width="0.0277in" style:use-optimal-column-width="false"/>
    </style:style>
    <style:style style:name="Table11" style:family="table">
      <style:table-properties style:width="6.702in" fo:margin-left="-0.0069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Cell1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20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2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2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32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33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34" style:parent-style-name="TableContents" style:family="paragraph">
      <style:paragraph-properties fo:margin-left="0.3in">
        <style:tab-stops/>
      </style:paragraph-properties>
    </style:style>
    <style:style style:name="T35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end"/>
    </style:style>
    <style:style style:name="T38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en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4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4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50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51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52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53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hr" fo:country="HR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end"/>
      <style:text-properties style:font-name="Calibri" fo:color="#00000A" fo:font-size="11pt" style:font-size-asian="11pt" style:font-size-complex="11pt" fo:language="hr" fo:country="HR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end"/>
      <style:text-properties style:font-name="Calibri" fo:color="#00000A" fo:font-size="11pt" style:font-size-asian="11pt" style:font-size-complex="11pt" fo:language="hr" fo:country="H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6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66" style:parent-style-name="TableContents" style:list-style-name="LFO1" style:family="paragraph">
      <style:text-properties style:font-name="Calibri" fo:color="#00000A" fo:font-size="11pt" style:font-size-asian="11pt" style:font-size-complex="11pt" fo:language="hr" fo:country="HR"/>
    </style:style>
    <style:style style:name="P67" style:parent-style-name="TableContents" style:list-style-name="LFO1" style:family="paragraph"/>
    <style:style style:name="T68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69" style:parent-style-name="DefaultParagraphFont" style:family="text">
      <style:text-properties style:font-name="Calibri" fo:font-style="italic" style:font-style-asian="italic" style:font-style-complex="italic" fo:color="#00000A" fo:font-size="11pt" style:font-size-asian="11pt" style:font-size-complex="11pt" fo:language="hr" fo:country="HR"/>
    </style:style>
    <style:style style:name="T70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P71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hr" fo:country="HR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end"/>
    </style:style>
    <style:style style:name="T74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en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81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 fo:font-size="11pt" style:font-size-asian="11pt" style:font-size-complex="11pt" fo:language="hr" fo:country="H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 fo:font-size="11pt" style:font-size-asian="11pt" style:font-size-complex="11pt" fo:language="hr" fo:country="H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9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9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T103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04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end"/>
    </style:style>
    <style:style style:name="T107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end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13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128" style:parent-style-name="TableContents" style:list-style-name="LFO2" style:family="paragraph"/>
    <style:style style:name="T129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0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P131" style:parent-style-name="TableContents" style:list-style-name="LFO2" style:family="paragraph"/>
    <style:style style:name="T13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3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134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end"/>
    </style:style>
    <style:style style:name="T138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144" style:parent-style-name="TableContents" style:list-style-name="LFO2" style:family="paragraph"/>
    <style:style style:name="T14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4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P147" style:parent-style-name="TableContents" style:list-style-name="LFO2" style:family="paragraph"/>
    <style:style style:name="T148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4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50" style:family="table-cell">
      <style:table-cell-properties fo:border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end"/>
    </style:style>
    <style:style style:name="T15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158" style:parent-style-name="TableContents" style:list-style-name="LFO3" style:family="paragraph"/>
    <style:style style:name="T159" style:parent-style-name="DefaultParagraphFont" style:family="text">
      <style:text-properties style:font-name="Calibri" fo:font-size="11pt" style:font-size-asian="11pt" fo:language="hr" fo:country="HR"/>
    </style:style>
    <style:style style:name="T160" style:parent-style-name="DefaultParagraphFont" style:family="text">
      <style:text-properties style:font-name="Calibri" fo:font-style="italic" style:font-style-asian="italic" style:font-style-complex="italic" fo:font-size="11pt" style:font-size-asian="11pt" fo:language="hr" fo:country="HR"/>
    </style:style>
    <style:style style:name="P161" style:parent-style-name="TableContents" style:list-style-name="LFO3" style:family="paragraph"/>
    <style:style style:name="T16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63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66" style:parent-style-name="Normal" style:family="paragraph">
      <style:text-properties text:display="none" fo:language="hr" fo:country="HR"/>
    </style:style>
    <style:style style:name="TableColumn168" style:family="table-column">
      <style:table-column-properties style:column-width="1.5062in" style:use-optimal-column-width="false"/>
    </style:style>
    <style:style style:name="TableColumn169" style:family="table-column">
      <style:table-column-properties style:column-width="5.1888in" style:use-optimal-column-width="false"/>
    </style:style>
    <style:style style:name="Table167" style:family="table">
      <style:table-properties style:width="6.6951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72" style:parent-style-name="DefaultParagraphFont" style:family="text">
      <style:text-properties style:font-name="Calibri" fo:text-transform="uppercase" fo:font-size="14pt" style:font-size-asian="14pt" style:font-size-complex="14pt" fo:language="hr" fo:country="H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Standard" style:list-style-name="LFO2" style:family="paragraph"/>
    <style:style style:name="T17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79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P184" style:parent-style-name="Standard" style:list-style-name="LFO2" style:family="paragraph"/>
    <style:style style:name="T18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86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87" style:parent-style-name="Standard" style:list-style-name="LFO2" style:family="paragraph"/>
    <style:style style:name="T18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89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90" style:parent-style-name="Standard" style:list-style-name="LFO2" style:family="paragraph"/>
    <style:style style:name="T19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9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93" style:parent-style-name="Standard" style:list-style-name="LFO2" style:family="paragraph"/>
    <style:style style:name="T19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9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Standard" style:list-style-name="LFO2" style:family="paragraph"/>
    <style:style style:name="T20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20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203" style:parent-style-name="Normal" style:family="paragraph">
      <style:text-properties text:display="none" fo:language="hr" fo:country="HR"/>
    </style:style>
    <style:style style:name="TableColumn205" style:family="table-column">
      <style:table-column-properties style:column-width="1.5062in" style:use-optimal-column-width="false"/>
    </style:style>
    <style:style style:name="TableColumn206" style:family="table-column">
      <style:table-column-properties style:column-width="5.1888in" style:use-optimal-column-width="false"/>
    </style:style>
    <style:style style:name="Table204" style:family="table">
      <style:table-properties style:width="6.6951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209" style:parent-style-name="DefaultParagraphFont" style:family="text">
      <style:text-properties style:font-name="Calibri" fo:text-transform="uppercase" fo:font-size="14pt" style:font-size-asian="14pt" style:font-size-complex="14pt" fo:language="hr" fo:country="HR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P219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P220" style:parent-style-name="Standard" style:family="paragraph">
      <style:text-properties fo:language="hr" fo:country="H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</table:table-cell>
          <table:table-cell table:style-name="TableCell7">
            <text:p text:style-name="P8">ivan.cindric95@gmail.com</text:p>
            <text:p text:style-name="P9">+385 99 681 5248</text:p>
          </table:table-cell>
        </table:table-row>
      </table:table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 table:number-columns-spanned="3">
            <text:p text:style-name="P20">Radno iskustvo</text:p>
          </table:table-cell>
          <table:covered-table-cell/>
          <table:covered-table-cell/>
        </table:table-row>
        <table:table-row table:style-name="TableRow21">
          <table:table-cell table:style-name="TableCell22" table:number-columns-spanned="3">
            <text:p text:style-name="P23"><text:span text:style-name="T24">Končar Digital, Zagreb,<text:s/></text:span><text:span text:style-name="T25">Hrvatska</text:span><text:span text:style-name="T26"><text:tab/></text:span></text:p>
          </table:table-cell>
          <table:covered-table-cell/>
          <table:covered-table-cell/>
          <table:table-cell table:style-name="TableCell27">
            <text:p text:style-name="P28"/>
          </table:table-cell>
        </table:table-row>
        <table:table-row table:style-name="TableRow29">
          <table:table-cell table:style-name="TableCell30" table:number-columns-spanned="2">
            <text:p text:style-name="P31">Information Security Officer, voditelj ISMS-a</text:p>
            <text:list text:style-name="LFO1" text:continue-numbering="true">
              <text:list-item>
                <text:p text:style-name="P32">Zadužen za provođenje i održavanje implementacije ISO 27001 standarda</text:p>
              </text:list-item>
              <text:list-item>
                <text:p text:style-name="P33">Voditelj projekta certifikacije po standardu kibernetičke sigurnosti IEC 62443-2-4 za “PROZA STATION” SCADA sustav <text:s/>i IOT platformu “MARS”</text:p>
              </text:list-item>
            </text:list>
            <text:p text:style-name="P34"><text:span text:style-name="T35">→ Python, C#, .NET, Git, Linux, Jira, ISO 27001, IEC 62443</text:span></text:p>
          </table:table-cell>
          <table:covered-table-cell/>
          <table:table-cell table:style-name="TableCell36">
            <text:p text:style-name="P37"><text:span text:style-name="T38">Siječanj 2023 – Danas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 table:number-columns-spanned="3">
            <text:p text:style-name="TableContents"><text:span text:style-name="T43">Končar Digital, Zagreb,<text:s/></text:span><text:span text:style-name="T44">Hrvatska</text:span><text:span text:style-name="T45"><text:tab/></text:span></text:p>
          </table:table-cell>
          <table:covered-table-cell/>
          <table:covered-table-cell/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 table:number-columns-spanned="2">
            <text:p text:style-name="TableContents"><text:span text:style-name="T49">Razvojni inženjer</text:span></text:p>
            <text:list text:style-name="LFO1" text:continue-numbering="true">
              <text:list-item>
                <text:p text:style-name="P50">Rad na PROZA STATION SCADA sustavu</text:p>
              </text:list-item>
              <text:list-item>
                <text:p text:style-name="P51">Rad na raznim projektima vezanih uz kibernetičku sigurnost čiji je cilj bio zaštita kritične infrastrukture; često u kombinaciji s IEC 62443 standardom industrijske kibernetičke sigurnosti</text:p>
              </text:list-item>
              <text:list-item>
                <text:p text:style-name="P52">Implementirao standarde industrijske kibernetičke sigurnosti IEC 62351-3 i 62351-5 u kombinaciji s IEC 60870-5-7</text:p>
              </text:list-item>
            </text:list>
            <text:p text:style-name="P53">→ Python, C#, .NET, Django, Git, Linux, JavaScript, Jira, IEC 62351</text:p>
          </table:table-cell>
          <table:covered-table-cell/>
          <table:table-cell table:style-name="TableCell54">
            <text:p text:style-name="P55">Listopad 2021 – Danas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columns-spanned="3">
            <text:p text:style-name="TableContents"><text:span text:style-name="T60">Končar KET., Zagreb,<text:s/></text:span><text:span text:style-name="T61">Hrvatska</text:span></text:p>
          </table:table-cell>
          <table:covered-table-cell/>
          <table:covered-table-cell/>
          <table:table-cell table:style-name="TableCell62">
            <text:p text:style-name="TableContents"/>
          </table:table-cell>
        </table:table-row>
        <table:table-row table:style-name="TableRow63">
          <table:table-cell table:style-name="TableCell64" table:number-columns-spanned="2">
            <text:p text:style-name="P65">Razvojni inženjer, pripravnik</text:p>
            <text:list text:style-name="LFO1" text:continue-numbering="true">
              <text:list-item>
                <text:p text:style-name="P66">Rad na PROZA STATION SCADA sustavu i drugim Python projektima<text:s/></text:p>
              </text:list-item>
              <text:list-item>
                <text:p text:style-name="P67"><text:span text:style-name="T68">Izrada MVP SCADA proizvoda koji komunicira<text:s/></text:span><text:span text:style-name="T69">Modbus</text:span><text:span text:style-name="T70"><text:s/>komunikacijskim protokolom sa simulatorom</text:span></text:p>
              </text:list-item>
            </text:list>
            <text:p text:style-name="P71">→ Python, Django, Git, Linux, JavaScript, Jira</text:p>
          </table:table-cell>
          <table:covered-table-cell/>
          <table:table-cell table:style-name="TableCell72">
            <text:p text:style-name="P73"><text:span text:style-name="T74">Lipanj 2020 <text:s/>– <text:s/>Listopad 2021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 table:number-columns-spanned="3">
            <text:p text:style-name="P81">Obrazovanje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3">
            <text:p text:style-name="P84">International Society of Automation (ISA)</text:p>
          </table:table-cell>
          <table:covered-table-cell/>
          <table:covered-table-cell/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2">
            <text:p text:style-name="TableContents"><text:span text:style-name="T89">◦<text:s/></text:span><text:span text:style-name="T90">ISA/IEC 62443<text:s/></text:span><text:span text:style-name="T91">Cybersecurity Fundamentals Specialist</text:span></text:p>
          </table:table-cell>
          <table:covered-table-cell/>
          <table:table-cell table:style-name="TableCell92">
            <text:p text:style-name="P93">Srpanj 2023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 table:number-columns-spanned="3">
            <text:p text:style-name="P98">TÜV NORD,<text:s/>Hrvatska</text:p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2">
            <text:p text:style-name="TableContents"><text:span text:style-name="T103">◦<text:s/></text:span><text:span text:style-name="T104">ISO 27001:2022 Vodeći Auditor</text:span></text:p>
          </table:table-cell>
          <table:covered-table-cell/>
          <table:table-cell table:style-name="TableCell105">
            <text:p text:style-name="P106"><text:span text:style-name="T107">Lipanj 2023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 table:number-columns-spanned="2">
            <text:p text:style-name="TableContents"><text:span text:style-name="T112">◦<text:s/></text:span><text:span text:style-name="T113">ISO 27001:2022 Interni Auditor</text:span></text:p>
          </table:table-cell>
          <table:covered-table-cell/>
          <table:table-cell table:style-name="TableCell114">
            <text:p text:style-name="P115">Siječanj 2023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 table:number-columns-spanned="3">
            <text:p text:style-name="P122">Sveučilište u Zagrebu, Fakultet Elektrotehnike i Računarstva, Hrvatska</text:p>
          </table:table-cell>
          <table:covered-table-cell/>
          <table:covered-table-cell/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list text:style-name="LFO2" text:continue-numbering="true">
              <text:list-item>
                <text:p text:style-name="P127">Sveučilišni specijalist informacijske sigurnosti (univ.spec.inf.sec.)</text:p>
                <text:list text:continue-numbering="true">
                  <text:list-item>
                    <text:p text:style-name="P128"><text:span text:style-name="T129">specijalistički rad</text:span><text:span text:style-name="T130">: Osiguravanje komunikacijskog protokola IEC 60870-5-104 koristeći standarde IEC 62351-3 i IEC 62351-5</text:span></text:p>
                  </text:list-item>
                  <text:list-item>
                    <text:p text:style-name="P131"><text:span text:style-name="T132">relevantni kolegiji:<text:s/></text:span><text:span text:style-name="T133">Analiza rizika</text:span><text:span text:style-name="T134">,<text:s/></text:span><text:span text:style-name="T135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Cell136" table:number-columns-spanned="2">
            <text:p text:style-name="P137"><text:span text:style-name="T138">Siječanj 2022 <text:s/>– <text:s/>Siječanj 2024 (očekivano) <text:s/></text:span></text:p>
          </table:table-cell>
          <table:covered-table-cell/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list text:style-name="LFO2" text:continue-numbering="true">
              <text:list-item>
                <text:p text:style-name="P143">Magistar računarstva (mag.ing.comp)</text:p>
                <text:list text:continue-numbering="true">
                  <text:list-item>
                    <text:p text:style-name="P144"><text:span text:style-name="T145">diplomski rad</text:span><text:span text:style-name="T146">: Sustav za raspoznavanje nota u slikama glazbenih notnih zapisa</text:span></text:p>
                  </text:list-item>
                  <text:list-item>
                    <text:p text:style-name="P147"><text:span text:style-name="T148">relevantni kolegiji:</text:span><text:span text:style-name="T149"><text:s/>Sigurnost u internetu, Zaštita i sigurnost informacijskih sustava, Računalna forenzika, Računala i procesi</text:span></text:p>
                  </text:list-item>
                </text:list>
              </text:list-item>
            </text:list>
          </table:table-cell>
          <table:table-cell table:style-name="TableCell150" table:number-columns-spanned="2">
            <text:p text:style-name="P151"><text:span text:style-name="T152"><text:s text:c="5"/>Rujan 2019 <text:s/>– <text:s/>Srpanj 2021 <text:s/></text:span></text:p>
          </table:table-cell>
          <table:covered-table-cell/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list text:style-name="LFO3" text:continue-numbering="true">
              <text:list-item>
                <text:p text:style-name="P157">Sveučilišni prvostupnik inženjer računarstva (univ.bacc.ing.comp.)</text:p>
                <text:list text:continue-numbering="true">
                  <text:list-item>
                    <text:p text:style-name="P158"><text:span text:style-name="T159">završni rad:<text:s/></text:span><text:span text:style-name="T160">Simulator arhitekture jednostavnog računala</text:span></text:p>
                  </text:list-item>
                  <text:list-item>
                    <text:p text:style-name="P161"><text:span text:style-name="T162">relevantni kolegiji:<text:s/></text:span><text:span text:style-name="T163">Arhitektura računala, Ugradbeni računalni sustavi, Otvoreno računarstvo, 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Cell164" table:number-columns-spanned="2">
            <text:p text:style-name="P165"><text:s text:c="6"/>Rujan 2014 <text:s/>– <text:s/>Srpanj 2019</text:p>
          </table:table-cell>
          <table:covered-table-cell/>
        </table:table-row>
      </table:table>
      <text:p text:style-name="P166"/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 table:number-columns-spanned="2">
            <text:p text:style-name="TableContents"><text:span text:style-name="T172">tehničke vještine</text:span></text:p>
          </table:table-cell>
          <table:covered-table-cell/>
        </table:table-row>
        <table:table-row table:style-name="TableRow173">
          <table:table-cell table:style-name="TableCell174">
            <text:p text:style-name="P175">Napredno znanje</text:p>
          </table:table-cell>
          <table:table-cell table:style-name="TableCell176">
            <text:list text:style-name="LFO2" text:continue-numbering="true">
              <text:list-item>
                <text:p text:style-name="P177"><text:span text:style-name="T178">Python<text:s/></text:span><text:span text:style-name="T179">- korišteno na sveučilišnim kolegijima, tijekom prakse, poslovno i privatno</text:span></text:p>
              </text:list-item>
            </text:list>
          </table:table-cell>
        </table:table-row>
        <table:table-row table:style-name="TableRow180">
          <table:table-cell table:style-name="TableCell181">
            <text:p text:style-name="P182">Srednje znanje</text:p>
          </table:table-cell>
          <table:table-cell table:style-name="TableCell183">
            <text:list text:style-name="LFO2" text:continue-numbering="true">
              <text:list-item>
                <text:p text:style-name="P184"><text:span text:style-name="T185">GIT, JavaScript<text:s/></text:span><text:span text:style-name="T186">- korišteno na sveučilišnim kolegijima, tijekom prakse, poslovno i privatno</text:span></text:p>
              </text:list-item>
              <text:list-item>
                <text:p text:style-name="P187"><text:span text:style-name="T188">C#, .NET<text:s/></text:span><text:span text:style-name="T189">– korišteno poslovno na raznim razvojnim projektima</text:span></text:p>
              </text:list-item>
              <text:list-item>
                <text:p text:style-name="P190"><text:span text:style-name="T191">ISO 27001, IEC 62351-3, IEC 62351-5, IEC 62443-2-4</text:span><text:span text:style-name="T192"><text:s/>– korišteno poslovno tijekom implementacije i održavanja navedenih standarda</text:span></text:p>
              </text:list-item>
              <text:list-item>
                <text:p text:style-name="P193"><text:span text:style-name="T194">Analiza rizika, Digitalna forenzika</text:span><text:span text:style-name="T195">– korišteno poslovno na raznim sigurnosnim projektima</text:span>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Osnovno znanje</text:p>
          </table:table-cell>
          <table:table-cell table:style-name="TableCell199">
            <text:list text:style-name="LFO2" text:continue-numbering="true">
              <text:list-item>
                <text:p text:style-name="P200"><text:span text:style-name="T201">HTML, CSS, Java, C<text:s/></text:span><text:span text:style-name="T202">- korišteno na sveučilišnim kolegijima, tijekom prakse, poslovno i privatno</text:span></text:p>
              </text:list-item>
            </text:list>
          </table:table-cell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2">
            <text:p text:style-name="TableContents"><text:span text:style-name="T209">Druge vještine</text:span></text:p>
          </table:table-cell>
          <table:covered-table-cell/>
        </table:table-row>
        <table:table-row table:style-name="TableRow210">
          <table:table-cell table:style-name="TableCell211">
            <text:p text:style-name="P212">Jezici</text:p>
          </table:table-cell>
          <table:table-cell table:style-name="TableCell213">
            <text:p text:style-name="P214">Hrvatski (materinji), Engleski (napredno)</text:p>
          </table:table-cell>
        </table:table-row>
        <table:table-row table:style-name="TableRow215">
          <table:table-cell table:style-name="TableCell216">
            <text:p text:style-name="P217">Vozačka dozvola</text:p>
          </table:table-cell>
          <table:table-cell table:style-name="TableCell218">
            <text:p text:style-name="P219">B kategorija</text:p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49:00Z</dc:date>
    <meta:template xlink:href="Normal.dotm" xlink:type="simple"/>
    <meta:editing-cycles>2</meta:editing-cycles>
    <meta:editing-duration>PT104100S</meta:editing-duration>
    <meta:document-statistic meta:page-count="2" meta:paragraph-count="6" meta:word-count="482" meta:character-count="3224" meta:row-count="22" meta:non-whitespace-character-count="2748"/>
  </office:meta>
</office:document-meta>
</file>